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04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3.604cm"/>
    </style:style>
    <style:style style:name="co4" style:family="table-column">
      <style:table-column-properties fo:break-before="auto" style:column-width="3.223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8.7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COUNTIF([.B:.B];#REF!)&gt;1)" style:apply-style-name="Excel_5f_CondFormat_5f_1_5f_1_5f_1" style:base-cell-address="Baja.B17"/>
    </style:style>
    <style:style style:name="ce8" style:family="table-cell" style:parent-style-name="Default" style:data-style-name="N37">
      <style:table-cell-properties fo:background-color="transparent" fo:wrap-option="wrap"/>
      <style:text-properties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background-color="transparent" fo:wrap-option="wrap"/>
      <style:text-properties style:text-outline="false" style:text-line-through-style="none" style:text-line-through-type="none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COUNTIF([.B:.B];#REF!)&gt;1)" style:apply-style-name="Excel_5f_CondFormat_5f_1_5f_1_5f_1" style:base-cell-address="Baja.B17"/>
    </style:style>
    <style:style style:name="ce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j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242" table:default-cell-style-name="ce5"/>
        <table:table-column table:style-name="co2" table:number-columns-repeated="16121" table:default-cell-style-name="ce23"/>
        <table:table-column table:style-name="co8" table:number-columns-repeated="12" table:default-cell-style-name="ce23"/>
        <table:table-row table:style-name="ro1">
          <table:table-cell table:style-name="ce3" office:value-type="string" calcext:value-type="string">
            <text:p>Apellido y Nombres</text:p>
          </table:table-cell>
          <table:table-cell table:style-name="ce3" office:value-type="string" calcext:value-type="string">
            <text:p>Login</text:p>
          </table:table-cell>
          <table:table-cell table:style-name="ce3" office:value-type="string" calcext:value-type="string">
            <text:p>Estado</text:p>
          </table:table-cell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Nro Solicitud GAJ</text:p>
          </table:table-cell>
          <table:table-cell table:style-name="ce3" office:value-type="string" calcext:value-type="string">
            <text:p>Nro Solicitud TMF</text:p>
          </table:table-cell>
          <table:table-cell table:style-name="ce3" office:value-type="string" calcext:value-type="string">
            <text:p>Secretarí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Avalos Andres Federico</text:p>
          </table:table-cell>
          <table:table-cell table:style-name="ce2" office:value-type="string" calcext:value-type="string">
            <text:p>aavalos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9-07-22" calcext:value-type="date">
            <text:p>22/07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Barresi Aldana</text:p>
          </table:table-cell>
          <table:table-cell table:style-name="ce2" office:value-type="string" calcext:value-type="string">
            <text:p>abarres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Bugnone Maria Andrea</text:p>
          </table:table-cell>
          <table:table-cell table:style-name="ce2" office:value-type="string" calcext:value-type="string">
            <text:p>abugnon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2-01-11" calcext:value-type="date">
            <text:p>11/01/1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dino Alejandro</text:p>
          </table:table-cell>
          <table:table-cell table:style-name="ce2" office:value-type="string" calcext:value-type="string">
            <text:p>adino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3-09-17" calcext:value-type="date">
            <text:p>17/09/1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ETTIERI ANDRES NICOLAS</text:p>
          </table:table-cell>
          <table:table-cell table:style-name="ce2" office:value-type="string" calcext:value-type="string">
            <text:p>alettie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9-03-08" calcext:value-type="date">
            <text:p>08/03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Yeregui Agustin</text:p>
          </table:table-cell>
          <table:table-cell table:style-name="ce2" office:value-type="string" calcext:value-type="string">
            <text:p>ayeregu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9-04-16" calcext:value-type="date">
            <text:p>16/04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Antonilli Barbara</text:p>
          </table:table-cell>
          <table:table-cell table:style-name="ce2" office:value-type="string" calcext:value-type="string">
            <text:p>bantoni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roloni Bianca Stella Maris</text:p>
          </table:table-cell>
          <table:table-cell table:style-name="ce2" office:value-type="string" calcext:value-type="string">
            <text:p>bcarlon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3-09-17" calcext:value-type="date">
            <text:p>17/09/1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Molina Bibiana</text:p>
          </table:table-cell>
          <table:table-cell table:style-name="ce2" office:value-type="string" calcext:value-type="string">
            <text:p>bmolina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9-07-18" calcext:value-type="date">
            <text:p>18/07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Winter Ben</text:p>
          </table:table-cell>
          <table:table-cell table:style-name="ce2" office:value-type="string" calcext:value-type="string">
            <text:p>bwinter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Garcia Clara Rut</text:p>
          </table:table-cell>
          <table:table-cell table:style-name="ce2" office:value-type="string" calcext:value-type="string">
            <text:p>cgarcia1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9-06-11" calcext:value-type="date">
            <text:p>11/06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ia de Ambiente y Espacio Público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Gonzalez Carmen</text:p>
          </table:table-cell>
          <table:table-cell table:style-name="ce2" office:value-type="string" calcext:value-type="string">
            <text:p>cgonzal9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Leonard Clarisa</text:p>
          </table:table-cell>
          <table:table-cell table:style-name="ce2" office:value-type="string" calcext:value-type="string">
            <text:p>cleonar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Vega Carla Tatiana</text:p>
          </table:table-cell>
          <table:table-cell table:style-name="ce2" office:value-type="string" calcext:value-type="string">
            <text:p>cvega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1-03-02" calcext:value-type="date">
            <text:p>02/03/1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Biscia Daniela</text:p>
          </table:table-cell>
          <table:table-cell table:style-name="ce2" office:value-type="string" calcext:value-type="string">
            <text:p>dbiscia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Capeletti Dalila Emilse</text:p>
          </table:table-cell>
          <table:table-cell table:style-name="ce2" office:value-type="string" calcext:value-type="string">
            <text:p>dcapele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Franceschini Daiana</text:p>
          </table:table-cell>
          <table:table-cell table:style-name="ce6" office:value-type="string" calcext:value-type="string">
            <text:p>dfrance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09" calcext:value-type="date">
            <text:p>09/06/16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Lifsitz Damian Enrique</text:p>
          </table:table-cell>
          <table:table-cell table:style-name="ce6" office:value-type="string" calcext:value-type="string">
            <text:p>dlifsit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Smolarz Esteban Hernan</text:p>
          </table:table-cell>
          <table:table-cell table:style-name="ce6" office:value-type="string" calcext:value-type="string">
            <text:p>esmolar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4-07-22" calcext:value-type="date">
            <text:p>22/07/1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Cavestri Federico Gabriel</text:p>
          </table:table-cell>
          <table:table-cell table:style-name="ce6" office:value-type="string" calcext:value-type="string">
            <text:p>fcavest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4-07-22" calcext:value-type="date">
            <text:p>22/07/1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Hacienda y Economía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CESARETTI Franco Mauricio</text:p>
          </table:table-cell>
          <table:table-cell table:style-name="ce6" office:value-type="string" calcext:value-type="string">
            <text:p>fcesare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4-07-22" calcext:value-type="date">
            <text:p>22/07/14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clivio fermin alejandro</text:p>
          </table:table-cell>
          <table:table-cell table:style-name="ce6" office:value-type="string" calcext:value-type="string">
            <text:p>fclivio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9-01-30" calcext:value-type="date">
            <text:p>30/01/19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rodriguez florencia</text:p>
          </table:table-cell>
          <table:table-cell table:style-name="ce6" office:value-type="string" calcext:value-type="string">
            <text:p>frodrig3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09" calcext:value-type="date">
            <text:p>09/06/16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Control y Convivencia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Szutner Fabiana Silvina</text:p>
          </table:table-cell>
          <table:table-cell table:style-name="ce6" office:value-type="string" calcext:value-type="string">
            <text:p>fszutne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10" calcext:value-type="date">
            <text:p>10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casile Gabriela Ana</text:p>
          </table:table-cell>
          <table:table-cell table:style-name="ce6" office:value-type="string" calcext:value-type="string">
            <text:p>gcasile0</text:p>
          </table:table-cell>
          <table:table-cell table:style-name="ce6" office:value-type="string" calcext:value-type="string">
            <text:p>Baja en Seguridad</text:p>
          </table:table-cell>
          <table:table-cell table:style-name="ce9" office:value-type="date" office:date-value="2013-09-17" calcext:value-type="date">
            <text:p>17/09/1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Cinto Gregorio</text:p>
          </table:table-cell>
          <table:table-cell table:style-name="ce6" office:value-type="string" calcext:value-type="string">
            <text:p>gcinto0</text:p>
          </table:table-cell>
          <table:table-cell table:style-name="ce6" office:value-type="string" calcext:value-type="string">
            <text:p>Baja en Seguridad</text:p>
          </table:table-cell>
          <table:table-cell table:style-name="ce9" office:value-type="date" office:date-value="2020-09-03" calcext:value-type="date">
            <text:p>03/09/20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MINIGHINI Gaston Ignacio</text:p>
          </table:table-cell>
          <table:table-cell table:style-name="ce6" office:value-type="string" calcext:value-type="string">
            <text:p>gminigh0</text:p>
          </table:table-cell>
          <table:table-cell table:style-name="ce6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pavon German Andres</text:p>
          </table:table-cell>
          <table:table-cell table:style-name="ce6" office:value-type="string" calcext:value-type="string">
            <text:p>gpavon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3-09-17" calcext:value-type="date">
            <text:p>17/09/1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Rivero Hector Ruben</text:p>
          </table:table-cell>
          <table:table-cell table:style-name="ce6" office:value-type="string" calcext:value-type="string">
            <text:p>hrivero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Silva Isabel</text:p>
          </table:table-cell>
          <table:table-cell table:style-name="ce6" office:value-type="string" calcext:value-type="string">
            <text:p>isilva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3-09-11" calcext:value-type="date">
            <text:p>11/09/1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BILOZ JULIETA</text:p>
          </table:table-cell>
          <table:table-cell table:style-name="ce6" office:value-type="string" calcext:value-type="string">
            <text:p>jbiloz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Carne Jonatan</text:p>
          </table:table-cell>
          <table:table-cell table:style-name="ce6" office:value-type="string" calcext:value-type="string">
            <text:p>jcarne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09" calcext:value-type="date">
            <text:p>09/06/16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Morelli Jose Luis</text:p>
          </table:table-cell>
          <table:table-cell table:style-name="ce6" office:value-type="string" calcext:value-type="string">
            <text:p>jmorell0</text:p>
          </table:table-cell>
          <table:table-cell table:style-name="ce6" office:value-type="string" calcext:value-type="string">
            <text:p>Baja en Seguridad</text:p>
          </table:table-cell>
          <table:table-cell table:style-name="ce9" office:value-type="date" office:date-value="2019-06-10" calcext:value-type="date">
            <text:p>10/06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Rodriguez Jesica Andrea</text:p>
          </table:table-cell>
          <table:table-cell table:style-name="ce6" office:value-type="string" calcext:value-type="string">
            <text:p>jrodrig6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Silva Pablo Javier</text:p>
          </table:table-cell>
          <table:table-cell table:style-name="ce6" office:value-type="string" calcext:value-type="string">
            <text:p>jsilva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Adano Luis Anibal</text:p>
          </table:table-cell>
          <table:table-cell table:style-name="ce6" office:value-type="string" calcext:value-type="string">
            <text:p>ladano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7-10-18" calcext:value-type="date">
            <text:p>18/10/1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Facelli Luz Maria</text:p>
          </table:table-cell>
          <table:table-cell table:style-name="ce6" office:value-type="string" calcext:value-type="string">
            <text:p>lfacell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Muia Lucia Teresa</text:p>
          </table:table-cell>
          <table:table-cell table:style-name="ce6" office:value-type="string" calcext:value-type="string">
            <text:p>lmuia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7-09-13" calcext:value-type="date">
            <text:p>13/09/1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Parra Luis Cesar</text:p>
          </table:table-cell>
          <table:table-cell table:style-name="ce6" office:value-type="string" calcext:value-type="string">
            <text:p>lparra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9-04-08" calcext:value-type="date">
            <text:p>08/04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Virgolini Laura Andrea</text:p>
          </table:table-cell>
          <table:table-cell table:style-name="ce6" office:value-type="string" calcext:value-type="string">
            <text:p>lvirgol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1-01-03" calcext:value-type="date">
            <text:p>03/01/11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Armas Mario</text:p>
          </table:table-cell>
          <table:table-cell table:style-name="ce6" office:value-type="string" calcext:value-type="string">
            <text:p>marmas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2-01-11" calcext:value-type="date">
            <text:p>11/01/1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Barbatelli Maria Sol</text:p>
          </table:table-cell>
          <table:table-cell table:style-name="ce6" office:value-type="string" calcext:value-type="string">
            <text:p>mbarbat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7-09-06" calcext:value-type="date">
            <text:p>06/09/17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Carbajal Monica Marcela</text:p>
          </table:table-cell>
          <table:table-cell table:style-name="ce6" office:value-type="string" calcext:value-type="string">
            <text:p>mcaraba1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7-10-04" calcext:value-type="date">
            <text:p>04/10/1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Demartini Macarena Jazmin</text:p>
          </table:table-cell>
          <table:table-cell table:style-name="ce6" office:value-type="string" calcext:value-type="string">
            <text:p>mdemart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9-04-08" calcext:value-type="date">
            <text:p>08/04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Domenjo Maria Lucia</text:p>
          </table:table-cell>
          <table:table-cell table:style-name="ce6" office:value-type="string" calcext:value-type="string">
            <text:p>mdomenj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7-09-12" calcext:value-type="date">
            <text:p>12/09/1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Farias Mauro Leandro</text:p>
          </table:table-cell>
          <table:table-cell table:style-name="ce6" office:value-type="string" calcext:value-type="string">
            <text:p>mfarias3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09" calcext:value-type="date">
            <text:p>09/06/16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Garbarino Maria Pia</text:p>
          </table:table-cell>
          <table:table-cell table:style-name="ce6" office:value-type="string" calcext:value-type="string">
            <text:p>mgarbar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4-07-22" calcext:value-type="date">
            <text:p>22/07/14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Gastaldi Maria Victoria</text:p>
          </table:table-cell>
          <table:table-cell table:style-name="ce6" office:value-type="string" calcext:value-type="string">
            <text:p>mgastal1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09" calcext:value-type="date">
            <text:p>09/06/16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Gines Maria Cecilia</text:p>
          </table:table-cell>
          <table:table-cell table:style-name="ce6" office:value-type="string" calcext:value-type="string">
            <text:p>mgines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Nebreda Maria Florencia</text:p>
          </table:table-cell>
          <table:table-cell table:style-name="ce6" office:value-type="string" calcext:value-type="string">
            <text:p>mnebrad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10" calcext:value-type="date">
            <text:p>10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Salud Públic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Ramos Mario Jesus</text:p>
          </table:table-cell>
          <table:table-cell table:style-name="ce6" office:value-type="string" calcext:value-type="string">
            <text:p>mramos4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2-01-11" calcext:value-type="date">
            <text:p>11/01/1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Roses Marisel</text:p>
          </table:table-cell>
          <table:table-cell table:style-name="ce6" office:value-type="string" calcext:value-type="string">
            <text:p>mroses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3-09-17" calcext:value-type="date">
            <text:p>17/09/13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Ruiz Calderon Maria Belen</text:p>
          </table:table-cell>
          <table:table-cell table:style-name="ce6" office:value-type="string" calcext:value-type="string">
            <text:p>mruizca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3-09-17" calcext:value-type="date">
            <text:p>17/09/13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Sanchez Marta Silvia</text:p>
          </table:table-cell>
          <table:table-cell table:style-name="ce6" office:value-type="string" calcext:value-type="string">
            <text:p>msanche6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9-03-11" calcext:value-type="date">
            <text:p>11/03/19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Schilman Milena</text:p>
          </table:table-cell>
          <table:table-cell table:style-name="ce6" office:value-type="string" calcext:value-type="string">
            <text:p>mschilm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7-09-06" calcext:value-type="date">
            <text:p>06/09/17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Sueiro Maria Belen</text:p>
          </table:table-cell>
          <table:table-cell table:style-name="ce6" office:value-type="string" calcext:value-type="string">
            <text:p>msueiro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6-06-09" calcext:value-type="date">
            <text:p>09/06/16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Jager Norma Ester</text:p>
          </table:table-cell>
          <table:table-cell table:style-name="ce6" office:value-type="string" calcext:value-type="string">
            <text:p>njager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4-07-23" calcext:value-type="date">
            <text:p>23/07/1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Montero Noelia Elina</text:p>
          </table:table-cell>
          <table:table-cell table:style-name="ce6" office:value-type="string" calcext:value-type="string">
            <text:p>nmonter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4-07-22" calcext:value-type="date">
            <text:p>22/07/1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Miralles Patricia Milena</text:p>
          </table:table-cell>
          <table:table-cell table:style-name="ce6" office:value-type="string" calcext:value-type="string">
            <text:p>pmirall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7-09-15" calcext:value-type="date">
            <text:p>15/09/1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Gobierno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Coria Ramon</text:p>
          </table:table-cell>
          <table:table-cell table:style-name="ce6" office:value-type="string" calcext:value-type="string">
            <text:p>rcoria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4-07-23" calcext:value-type="date">
            <text:p>23/07/14</text:p>
          </table:table-cell>
          <table:table-cell table:style-name="ce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La Spina Rodrigo Daniel</text:p>
          </table:table-cell>
          <table:table-cell table:style-name="ce6" office:value-type="string" calcext:value-type="string">
            <text:p>rlaspin0</text:p>
          </table:table-cell>
          <table:table-cell table:style-name="ce6" office:value-type="string" calcext:value-type="string">
            <text:p>Baja en Seguridad</text:p>
          </table:table-cell>
          <table:table-cell table:style-name="ce9" office:value-type="date" office:date-value="2019-04-08" calcext:value-type="date">
            <text:p>08/04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Berrueta Samira Elena</text:p>
          </table:table-cell>
          <table:table-cell table:style-name="ce6" office:value-type="string" calcext:value-type="string">
            <text:p>sberrue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7-09-11" calcext:value-type="date">
            <text:p>11/09/1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Arrigo Silvina</text:p>
          </table:table-cell>
          <table:table-cell table:style-name="ce6" office:value-type="string" calcext:value-type="string">
            <text:p>sdarrig0</text:p>
          </table:table-cell>
          <table:table-cell table:style-name="ce2" office:value-type="string" calcext:value-type="string">
            <text:p>Baja en Seguridad</text:p>
          </table:table-cell>
          <table:table-cell table:style-name="ce8" office:value-type="date" office:date-value="2019-07-22" calcext:value-type="date">
            <text:p>22/07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Dei Cas Santiago</text:p>
          </table:table-cell>
          <table:table-cell table:style-name="ce6" office:value-type="string" calcext:value-type="string">
            <text:p>sdeicas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Figueroa Samira Soledad</text:p>
          </table:table-cell>
          <table:table-cell table:style-name="ce6" office:value-type="string" calcext:value-type="string">
            <text:p>sfiguer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9-03-08" calcext:value-type="date">
            <text:p>08/03/1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Ruiz Estefania Soledad</text:p>
          </table:table-cell>
          <table:table-cell table:style-name="ce6" office:value-type="string" calcext:value-type="string">
            <text:p>sruiz4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8-09-18" calcext:value-type="date">
            <text:p>18/09/1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Sambrana Stella Maris</text:p>
          </table:table-cell>
          <table:table-cell table:style-name="ce6" office:value-type="string" calcext:value-type="string">
            <text:p>ssambra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9-06-11" calcext:value-type="date">
            <text:p>11/06/19</text:p>
          </table:table-cell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Tazzioli Santiago</text:p>
          </table:table-cell>
          <table:table-cell table:style-name="ce6" office:value-type="string" calcext:value-type="string">
            <text:p>stazzio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10" calcext:value-type="date">
            <text:p>10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vilidad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Costa Victoria</text:p>
          </table:table-cell>
          <table:table-cell table:style-name="ce6" office:value-type="string" calcext:value-type="string">
            <text:p>vcosta0</text:p>
          </table:table-cell>
          <table:table-cell table:style-name="ce2" office:value-type="string" calcext:value-type="string">
            <text:p>Baja en Seguridad</text:p>
          </table:table-cell>
          <table:table-cell table:style-name="ce9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3">
          <table:table-cell table:style-name="ce2" office:value-type="string" calcext:value-type="string">
            <text:p>Marioni Valentina</text:p>
          </table:table-cell>
          <table:table-cell table:style-name="ce6" office:value-type="string" calcext:value-type="string">
            <text:p>vmarion0</text:p>
          </table:table-cell>
          <table:table-cell table:style-name="ce6" office:value-type="string" calcext:value-type="string">
            <text:p>Baja en Seguridad</text:p>
          </table:table-cell>
          <table:table-cell table:style-name="ce9" office:value-type="date" office:date-value="2016-06-09" calcext:value-type="date">
            <text:p>09/06/1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1" office:value-type="string" calcext:value-type="string">
            <text:p>Secretaría de Modernización y Cercania</text:p>
          </table:table-cell>
          <table:table-cell table:number-columns-repeated="16375"/>
        </table:table-row>
        <table:table-row table:style-name="ro4" table:number-rows-repeated="1048504">
          <table:table-cell table:number-columns-repeated="16382"/>
        </table:table-row>
        <table:table-row table:style-name="ro4">
          <table:table-cell table:number-columns-repeated="16382"/>
        </table:table-row>
        <calcext:conditional-formats>
          <calcext:conditional-format calcext:target-range-address="Baja.E17:Baja.E19 Baja.F33:Baja.F33 Baja.F27:Baja.F27 Baja.E22:Baja.E24 Baja.B18:Baja.B71 Baja.C34:Baja.D34 Baja.D24:Baja.D25 Baja.D21:Baja.D22 Baja.D18:Baja.D18 Baja.C26:Baja.D27 Baja.C28:Baja.C28 Baja.C62:Baja.D62 Baja.C71:Baja.C71 Baja.D30:Baja.D30 Baja.D33:Baja.D33 Baja.E47:Baja.F50 Baja.F43:Baja.F43 Baja.D65:Baja.D71 Baja.D63:Baja.D63 Baja.D59:Baja.D61 Baja.D53:Baja.D53 Baja.D47:Baja.D49 Baja.D42:Baja.D44 Baja.F68:Baja.F68 Baja.D40:Baja.D40 Baja.D51:Baja.D51 Baja.E53:Baja.E57 Baja.E61:Baja.E61">
            <calcext:condition calcext:apply-style-name="Excel_CondFormat_1_1_1" calcext:value="formula-is(COUNTIF([.B:.B];#REF!)&gt;1)" calcext:base-cell-address="Baja.B17"/>
          </calcext:conditional-format>
        </calcext:conditional-formats>
      </table:table>
      <table:named-expressions/>
      <table:database-ranges>
        <table:database-range table:name="__Anonymous_Sheet_DB__0" table:target-range-address="Baja.A1:Baja.G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Noto Sans CJK SC" style:font-family-asian="'Noto Sans CJK SC'" style:font-family-generic-asian="system" style:font-pitch-asian="variable" style:font-size-asian="10pt" style:font-name-complex="Arial1" style:font-family-complex="Arial" style:font-size-complex="10pt"/>
    </style:style>
    <number:number-style style:name="N0">
      <number:number number:min-integer-digits="1"/>
    </number:number-style>
    <number:number-style style:name="N115P0" style:volatile="true">
      <number:text>XDR</number:text>
      <number:number number:decimal-places="0" number:min-decimal-places="0" number:min-integer-digits="1" number:grouping="true"/>
    </number:number-style>
    <number:number-style style:name="N115">
      <number:text>-XDR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XD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XD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XDR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text>XDR</number:text>
      <number:number number:decimal-places="2" number:min-decimal-places="2" number:min-integer-digits="1" number:grouping="true"/>
    </number:number-style>
    <number:number-style style:name="N125">
      <number:text>-XDR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9">
      <number:day/>
      <number:text>/</number:text>
      <number:month number:style="long"/>
      <number:text>/</number:text>
      <number:year number:style="long"/>
    </number:date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time-style style:name="N136">
      <number:minutes number:style="long"/>
      <number:text>:</number:text>
      <number:seconds number:style="long"/>
    </number:tim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 _-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XDR</number:text>
      <number:number number:decimal-places="2" number:min-decimal-places="2" number:min-integer-digits="1" number:grouping="true"/>
    </number:number-style>
    <number:number-style style:name="N156">
      <style:text-properties fo:color="#ff0000"/>
      <number:text>-XDR</number:text>
      <number:number number:decimal-places="2" number:min-decimal-places="2" number:min-integer-digits="1" number:grouping="true"/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text>XDR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-XDR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3P0" style:volatile="true">
      <number:text> XD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1" style:volatile="true">
      <number:text>-XD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3P2" style:volatile="true">
      <number:text> XDR</number:text>
      <number:fill-character> </number:fill-character>
      <number:text>- _-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P0" style:volatile="true">
      <number:number number:decimal-places="0" number:min-decimal-places="0" number:min-integer-digits="1" number:grouping="true"/>
      <number:text> €</number:text>
    </number:number-style>
    <number:number-style style:name="N16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6P0"/>
    </number:number-style>
    <style:style style:name="Default" style:family="table-cell">
      <style:table-cell-properties fo:padding="0.071cm" style:rotation-align="none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b7e1cd"/>
      <style:text-properties fo:color="#000000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suariosConAccesoATribunal" style:display-name="PageStyle_UsuariosConAccesoATribun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12:58:57.686852691</dc:date>
    <meta:print-date>2025-08-06T06:30:21</meta:print-date>
    <meta:editing-duration>PT3H6M23S</meta:editing-duration>
    <meta:editing-cycles>40</meta:editing-cycles>
    <meta:generator>LibreOffice/24.2.7.2$Linux_X86_64 LibreOffice_project/420$Build-2</meta:generator>
    <meta:document-statistic meta:table-count="1" meta:cell-count="497" meta:object-count="0"/>
  </office:meta>
</office:document-meta>
</file>